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93edb"/>
    </style:style>
    <style:style style:name="P2" style:family="paragraph" style:parent-style-name="Standard">
      <style:text-properties officeooo:rsid="001a0b2b" officeooo:paragraph-rsid="001a0b2b"/>
    </style:style>
    <style:style style:name="P3" style:family="paragraph" style:parent-style-name="Standard">
      <style:text-properties officeooo:rsid="001a0b2b" officeooo:paragraph-rsid="00294a2f"/>
    </style:style>
    <style:style style:name="P4" style:family="paragraph" style:parent-style-name="Standard">
      <style:text-properties officeooo:rsid="00193edb" officeooo:paragraph-rsid="00193edb"/>
    </style:style>
    <style:style style:name="P5" style:family="paragraph" style:parent-style-name="Standard">
      <style:text-properties officeooo:rsid="001a04bd" officeooo:paragraph-rsid="001a04bd"/>
    </style:style>
    <style:style style:name="P6" style:family="paragraph" style:parent-style-name="Standard">
      <style:text-properties officeooo:rsid="001be2ca" officeooo:paragraph-rsid="001be2ca"/>
    </style:style>
    <style:style style:name="P7" style:family="paragraph" style:parent-style-name="Standard">
      <style:text-properties officeooo:rsid="001d985b" officeooo:paragraph-rsid="001d985b"/>
    </style:style>
    <style:style style:name="P8" style:family="paragraph" style:parent-style-name="Standard">
      <style:text-properties officeooo:rsid="001cb372" officeooo:paragraph-rsid="001cb372"/>
    </style:style>
    <style:style style:name="P9" style:family="paragraph" style:parent-style-name="Standard">
      <style:text-properties officeooo:rsid="001ff89e" officeooo:paragraph-rsid="001ff89e"/>
    </style:style>
    <style:style style:name="P10" style:family="paragraph" style:parent-style-name="Standard">
      <style:text-properties officeooo:rsid="001ff89e" officeooo:paragraph-rsid="00240f16"/>
    </style:style>
    <style:style style:name="P11" style:family="paragraph" style:parent-style-name="Standard">
      <style:text-properties officeooo:rsid="001ff89e" officeooo:paragraph-rsid="00271793"/>
    </style:style>
    <style:style style:name="P12" style:family="paragraph" style:parent-style-name="Standard">
      <style:text-properties officeooo:rsid="001e52cd" officeooo:paragraph-rsid="001cb372"/>
    </style:style>
    <style:style style:name="P13" style:family="paragraph" style:parent-style-name="Standard">
      <style:text-properties officeooo:paragraph-rsid="001a0b2b"/>
    </style:style>
    <style:style style:name="P14" style:family="paragraph" style:parent-style-name="Standard">
      <style:text-properties officeooo:paragraph-rsid="0020d13b"/>
    </style:style>
    <style:style style:name="P15" style:family="paragraph" style:parent-style-name="Standard">
      <style:text-properties officeooo:paragraph-rsid="0020e68c"/>
    </style:style>
    <style:style style:name="T1" style:family="text">
      <style:text-properties officeooo:rsid="00193edb"/>
    </style:style>
    <style:style style:name="T2" style:family="text">
      <style:text-properties officeooo:rsid="001a0b2b"/>
    </style:style>
    <style:style style:name="T3" style:family="text">
      <style:text-properties officeooo:rsid="001be2ca"/>
    </style:style>
    <style:style style:name="T4" style:family="text">
      <style:text-properties officeooo:rsid="0020d13b"/>
    </style:style>
    <style:style style:name="T5" style:family="text">
      <style:text-properties officeooo:rsid="0020e68c"/>
    </style:style>
    <style:style style:name="T6" style:family="text">
      <style:text-properties officeooo:rsid="00240f16"/>
    </style:style>
    <style:style style:name="T7" style:family="text">
      <style:text-properties officeooo:rsid="00259f6e"/>
    </style:style>
    <style:style style:name="T8" style:family="text">
      <style:text-properties officeooo:rsid="00271793"/>
    </style:style>
    <style:style style:name="T9" style:family="text">
      <style:text-properties officeooo:rsid="00294a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9">Pass phrase : maman</text:span></text:p>
      <text:p text:style-name="P3"><text:span text:style-name="T9"/></text:p>
      <text:p text:style-name="P3"><text:span text:style-name="T9">Compte github :</text:span></text:p>
      <text:p text:style-name="P3"><text:span text:style-name="T9"/></text:p>
      <text:p text:style-name="P3"><text:span text:style-name="T9">cyril06/moscou2012</text:span></text:p>
      <text:p text:style-name="P2"/>
      <text:p text:style-name="P2"/>
      <text:p text:style-name="P2">Import pandas</text:p>
      <text:p text:style-name="P2">import json</text:p>
      <text:p text:style-name="P2">import numpy as np</text:p>
      <text:p text:style-name="P4"/>
      <text:p text:style-name="P4">df = pandas.read_csv('DARIUS.csv',sep=';')</text:p>
      <text:p text:style-name="P4"/>
      <text:p text:style-name="P1"><text:span text:style-name="T1">df.sort_index(by='2010</text:span><text:span text:style-name="T3">y</text:span><text:span text:style-name="T1">')</text:span></text:p>
      <text:p text:style-name="P4"/>
      <text:p text:style-name="P5">np.mean(df['2010y'])</text:p>
      <text:p text:style-name="P5"/>
      <text:p text:style-name="P6">df2=df.sort_index(by='2010y',ascending=False)</text:p>
      <text:p text:style-name="P5"/>
      <text:p text:style-name="P2">cities=[{"arokato":d[0],"city":d[1],"pop2010":d[23]}</text:p>
      <text:p text:style-name="P13"><text:span text:style-name="T2"><text:tab/>for d in df</text:span><text:span text:style-name="T3">2</text:span><text:span text:style-name="T2">.values]</text:span></text:p>
      <text:p text:style-name="P13"><text:span text:style-name="T2"/></text:p>
      <text:p text:style-name="P14"><text:span text:style-name="T4">for row_index,row in df_marius.iterrows():</text:span></text:p>
      <text:p text:style-name="P14"><text:span text:style-name="T4"><text:tab/>print '%s\n%s' %(row_index,row)</text:span></text:p>
      <text:p text:style-name="P14"><text:span text:style-name="T4"/></text:p>
      <text:p text:style-name="P15"><text:span text:style-name="T5">df_marius2=df_marius[np.isfinite(df_marius['1970y'])] //pour supprimer les NaN</text:span></text:p>
      <text:p text:style-name="P2"/>
      <text:p text:style-name="P7">json.dump(cities,open('./darius.json','w'))</text:p>
      <text:p text:style-name="P2"/>
      <text:p text:style-name="P2"/>
      <text:p text:style-name="P8">python -m SimpleHTTPServer 8000</text:p>
      <text:p text:style-name="P8"/>
      <text:p text:style-name="P9">Dans simpuzzle</text:p>
      <text:p text:style-name="P9"/>
      <text:p text:style-name="P9">sbt</text:p>
      <text:p text:style-name="P9"/>
      <text:p text:style-name="P9">project marius</text:p>
      <text:p text:style-name="P12"/>
      <text:p text:style-name="P12"><text:bookmark-start text:name="__DdeLink__185_1321196694"/>import fr.geocite.simpuzzle._<text:bookmark-end text:name="__DdeLink__185_1321196694"/></text:p>
      <text:p text:style-name="Standard"><text:bookmark-start text:name="__DdeLink__187_1321196694"/>import fr.geocite.marius._<text:bookmark-end text:name="__DdeLink__187_1321196694"/></text:p>
      <text:p text:style-name="Standard"><text:bookmark-start text:name="__DdeLink__189_1321196694"/>import one.zero._<text:bookmark-end text:name="__DdeLink__189_1321196694"/></text:p>
      <text:p text:style-name="Standard"/>
      <text:p text:style-name="Standard"><text:bookmark-start text:name="__DdeLink__193_1321196694"/><text:bookmark-start text:name="__DdeLink__191_1321196694"/>val m = new StepByStep with MariusInitialState with MariusStep with TimeEndingCondition with MariusFile <text:bookmark-end text:name="__DdeLink__193_1321196694"/>{</text:p>
      <text:p text:style-name="Standard">def hydrocarbonBonus: Double = 0.01</text:p>
      <text:p text:style-name="Standard">def rate: Double = 0.01</text:p>
      <text:p text:style-name="Standard">def stdRate: Double = 0.005</text:p>
      <text:p text:style-name="P15">def maxStep: Int = 100</text:p>
      <text:p text:style-name="P15">}<text:bookmark-end text:name="__DdeLink__191_1321196694"/></text:p>
      <text:p text:style-name="P12"/>
      <text:p text:style-name="P9">import rng._</text:p>
      <text:p text:style-name="P9">m.run</text:p>
      <text:p text:style-name="P9"><text:soft-page-break/></text:p>
      <text:p text:style-name="P9"><text:bookmark-start text:name="__DdeLink__202_1321196694"/>val l=m.states.toList<text:bookmark-end text:name="__DdeLink__202_1321196694"/></text:p>
      <text:p text:style-name="P9">l.length <text:s text:c="5"/>→ 100</text:p>
      <text:p text:style-name="P9">l(1) <text:s text:c="11"/>→ MariusState</text:p>
      <text:p text:style-name="P9">l(99).cities(5) <text:s text:c="3"/>→ City</text:p>
      <text:p text:style-name="P9">l(99).cities(5).population <text:s text:c="4"/>→ Double : Population</text:p>
      <text:p text:style-name="P9"/>
      <text:p text:style-name="P10"><text:span text:style-name="T6">val l_res=l(99).cities.map(_.population) </text:span><text:span text:style-name="T7">sortWith (_&gt;_)</text:span><text:span text:style-name="T6"> <text:s/>//Dernier resultat</text:span></text:p>
      <text:p text:style-name="P10"><text:span text:style-name="T6"/></text:p>
      <text:p text:style-name="P11"><text:span text:style-name="T8">val writer = new PrintWriter(new File("test.txt" ))</text:span></text:p>
      <text:p text:style-name="P11"><text:span text:style-name="T8">for (i &lt;- 0 to l_res.length-1)</text:span></text:p>
      <text:p text:style-name="P11"><text:span text:style-name="T8"><text:s text:c="5"/>writer.write (i +";"+l_res(i)+"\n")</text:span></text:p>
      <text:p text:style-name="P11"><text:span text:style-name="T8">writer.close()</text:span></text:p>
      <text:p text:style-name="P10"><text:span text:style-name="T6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3T13:45:54</meta:creation-date>
    <meta:editing-duration>P1DT4H34M41S</meta:editing-duration>
    <meta:editing-cycles>4</meta:editing-cycles>
    <meta:generator>LibreOffice/4.0.2.2$Linux_X86_64 LibreOffice_project/400m0$Build-2</meta:generator>
    <meta:initial-creator>paris </meta:initial-creator>
    <dc:date>2013-06-14T18:21:31</dc:date>
    <dc:creator>paris </dc:creator>
    <meta:document-statistic meta:table-count="0" meta:image-count="0" meta:object-count="0" meta:page-count="2" meta:paragraph-count="41" meta:word-count="132" meta:character-count="1218" meta:non-whitespace-character-count="1092"/>
  </office:meta>
</office:document-meta>
</file>